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fo:font-size="24pt" style:font-size-asian="24pt" style:font-size-complex="24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text-align="start"/>
      <style:text-properties fo:font-size="24pt" style:font-size-asian="24pt" style:font-size-complex="24pt"/>
    </style:style>
    <style:style style:name="P5" style:family="paragraph">
      <style:paragraph-properties fo:text-align="start"/>
      <style:text-properties style:font-name="Segoe UI Semibold" fo:font-size="32pt" style:font-size-asian="32pt" style:font-size-complex="32pt"/>
    </style:style>
    <style:style style:name="P6"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text-position="super 58%" style:font-name="Segoe UI Semibold" fo:font-size="32pt" style:font-size-asian="32pt" style:font-size-complex="32pt"/>
    </style:style>
    <style:style style:name="T6" style:family="text">
      <style:text-properties style:font-name="Segoe UI Semibold" fo:font-size="32pt" style:font-size-asian="32pt" style:font-size-complex="32pt"/>
    </style:style>
    <style:style style:name="T7" style:family="text">
      <style:text-properties fo:font-size="32pt" style:font-size-asian="32pt" style:font-size-complex="32pt"/>
    </style:style>
    <style:style style:name="T8" style:family="text">
      <style:text-properties style:font-name="Segoe UI Semibold" fo:font-size="24pt" fo:font-style="italic" style:font-size-asian="24pt" style:font-style-asian="italic" style:font-size-complex="2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892cm" svg:height="3.062cm" svg:x="1.524cm" svg:y="1.016cm">
          <draw:text-box>
            <text:p text:style-name="P1"><text:span text:style-name="T1">Old Testament Reading</text:span></text:p>
            <text:p text:style-name="P1"><text:span text:style-name="T2">Genesis 33:1–1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2" draw:layer="layout" svg:width="24.892cm" svg:height="7.766cm" svg:x="1.524cm" svg:y="1.016cm">
          <draw:text-box>
            <text:p text:style-name="P4"><text:span text:style-name="T3">1</text:span><text:span text:style-name="T4">And Jacob lifted up his eyes and looked, and behold, Esau was coming, and four hundred men with him. So he divided the children among Leah and Rachel and the two female servant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2" draw:layer="layout" svg:width="24.892cm" svg:height="7.766cm" svg:x="1.524cm" svg:y="1.016cm">
          <draw:text-box>
            <text:p text:style-name="P4"><text:span text:style-name="T5">2</text:span><text:span text:style-name="T6">And he put the servants with their children in front, then Leah with her children, and Rachel and Joseph last of all. </text:span><text:span text:style-name="T5">3</text:span><text:span text:style-name="T6">He himself went on before them, bowing himself to the ground seven times, until he came near to his brother.</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2" draw:layer="layout" svg:width="24.892cm" svg:height="7.766cm" svg:x="1.524cm" svg:y="1.016cm">
          <draw:text-box>
            <text:p text:style-name="P4"><text:span text:style-name="T3">4</text:span><text:span text:style-name="T4">But Esau ran to meet him and embraced him and fell on his neck and kissed him, and they wept. </text:span><text:span text:style-name="T3">5</text:span><text:span text:style-name="T4">And when Esau lifted up his eyes and saw the women and children, he said, “Who are these with you?”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892cm" svg:height="7.766cm" svg:x="1.549cm" svg:y="0.917cm">
          <draw:text-box>
            <text:p text:style-name="P4"><text:span text:style-name="T4">Jacob said, “The children whom God has graciously given your servant.” </text:span><text:span text:style-name="T3">6</text:span><text:span text:style-name="T4">Then the servants drew near, they and their children, and bowed down. </text:span><text:span text:style-name="T3">7</text:span><text:span text:style-name="T4">Leah likewise and her children drew near and bowed down.</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4.892cm" svg:height="6.263cm" svg:x="1.524cm" svg:y="1.016cm">
          <draw:text-box>
            <text:p text:style-name="P4"><text:span text:style-name="T4">And last Joseph and Rachel drew near, and they bowed down.</text:span><text:span text:style-name="T7"> </text:span><text:span text:style-name="T3">8</text:span><text:span text:style-name="T4">Esau said, “What do you mean by all this company that I met?” Jacob answered, “To find favor in the sight of my lord.”</text:span><text:span text:style-name="T8">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6" draw:layer="layout" svg:width="24.892cm" svg:height="6.263cm" svg:x="1.524cm" svg:y="1.016cm">
          <draw:text-box>
            <text:p text:style-name="P5"><text:span text:style-name="T5">9</text:span><text:span text:style-name="T6">But Esau said, “I have enough, my brother; keep what you have for yourself.” </text:span><text:span text:style-name="T5">10</text:span><text:span text:style-name="T6">Jacob said, “No, please, if I have found favor in your sight, then accept my present from my han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6" draw:layer="layout" svg:width="24.892cm" svg:height="7.766cm" svg:x="1.524cm" svg:y="1.016cm">
          <draw:text-box>
            <text:p text:style-name="P5"><text:span text:style-name="T6">For I have seen your face, which is like seeing the face of God, and you have accepted me. </text:span><text:span text:style-name="T5">11</text:span><text:span text:style-name="T6">Please accept my blessing that is brought to you, because God has dealt graciously with me, and because I have enough.”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6" draw:layer="layout" svg:width="24.892cm" svg:height="1.754cm" svg:x="1.524cm" svg:y="1.016cm">
          <draw:text-box>
            <text:p text:style-name="P5"><text:span text:style-name="T6">Thus he urged him, and he took it.</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9T12:43:40.652000000</meta:creation-date>
    <dc:date>2016-12-19T12:59:54.405000000</dc:date>
    <meta:editing-duration>PT6M1S</meta:editing-duration>
    <meta:editing-cycles>2</meta:editing-cycles>
    <meta:generator>LibreOffice/5.2.3.3$Windows_X86_64 LibreOffice_project/d54a8868f08a7b39642414cf2c8ef2f228f780cf</meta:generator>
    <meta:document-statistic meta:object-count="48"/>
  </office:meta>
</office:document-meta>
</file>